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4.91pt" fo:break-before="auto" style:use-optimal-row-height="true"/>
    </style:style>
    <style:style style:name="ro3" style:family="table-row">
      <style:table-row-properties style:row-height="52.21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none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none" fo:border-right="none" fo:border-top="0.51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Facet</text:p>
          </table:table-cell>
          <table:table-cell table:style-name="ce1" office:value-type="string" calcext:value-type="string">
            <text:p>Item</text:p>
          </table:table-cell>
        </table:table-row>
        <table:table-row table:style-name="ro2">
          <table:table-cell table:style-name="ce2" office:value-type="string" calcext:value-type="string">
            <text:p>Agreeableness</text:p>
          </table:table-cell>
          <table:table-cell table:style-name="ce2" office:value-type="string" calcext:value-type="string">
            <text:p>A1: Appreciation</text:p>
          </table:table-cell>
          <table:table-cell table:style-name="ce2" office:value-type="string" calcext:value-type="string">
            <text:p>I acknowledge others’ accomplishments.</text:p>
            <text:p>I respect others’ feelings.</text:p>
            <text:p>I respect others.</text:p>
            <text:p>I am a good listener.</text:p>
            <text:p>I am polite to strangers.</text:p>
          </table:table-cell>
        </table:table-row>
        <table:table-row table:style-name="ro2">
          <table:table-cell/>
          <table:table-cell office:value-type="string" calcext:value-type="string">
            <text:p>A2: Integrity</text:p>
          </table:table-cell>
          <table:table-cell office:value-type="string" calcext:value-type="string">
            <text:p>I speak ill of others. (-)</text:p>
            <text:p>I insult people. (-)</text:p>
            <text:p>I do things out of revenge. (-)</text:p>
            <text:p>I misuse power. (-)</text:p>
            <text:p>I try to avoid doing favors for others. (-)</text:p>
          </table:table-cell>
        </table:table-row>
        <table:table-row table:style-name="ro2">
          <table:table-cell/>
          <table:table-cell office:value-type="string" calcext:value-type="string">
            <text:p>A3: Low competitiveness</text:p>
          </table:table-cell>
          <table:table-cell office:value-type="string" calcext:value-type="string">
            <text:p>I would like to have more power than other people. (-)</text:p>
            <text:p>I want to control the conversation. (-)</text:p>
            <text:p>I tend to brag about my accomplishments. (-)</text:p>
            <text:p>I want to be told I am right. (-)</text:p>
            <text:p>I see other people as my competitors. (-)</text:p>
          </table:table-cell>
        </table:table-row>
        <table:table-row table:style-name="ro2">
          <table:table-cell/>
          <table:table-cell office:value-type="string" calcext:value-type="string">
            <text:p>A4: Readiness to give feedback</text:p>
          </table:table-cell>
          <table:table-cell office:value-type="string" calcext:value-type="string">
            <text:p>I want to be liked.</text:p>
            <text:p>I do what others want me to do.</text:p>
            <text:p>I change myself to suit others.</text:p>
            <text:p>I am afraid of providing criticism.</text:p>
            <text:p>I find it necessary to please the people who have power.</text:p>
          </table:table-cell>
        </table:table-row>
        <table:table-row table:style-name="ro2">
          <table:table-cell/>
          <table:table-cell office:value-type="string" calcext:value-type="string">
            <text:p>A5: Search for support</text:p>
          </table:table-cell>
          <table:table-cell office:value-type="string" calcext:value-type="string">
            <text:p>I show my sadness.</text:p>
            <text:p>I show my fear.</text:p>
            <text:p>I show my anger.</text:p>
            <text:p>I tend to complain.</text:p>
            <text:p>I seek support.</text:p>
          </table:table-cell>
        </table:table-row>
        <table:table-row table:style-name="ro2">
          <table:table-cell/>
          <table:table-cell office:value-type="string" calcext:value-type="string">
            <text:p>A6: Good faith</text:p>
          </table:table-cell>
          <table:table-cell office:value-type="string" calcext:value-type="string">
            <text:p>I trust what people say.</text:p>
            <text:p>I trust others.</text:p>
            <text:p>I believe that others have good intentions.</text:p>
            <text:p>I am good at working with a group.</text:p>
            <text:p>I feel like a loser if I compromise. (-)</text:p>
          </table:table-cell>
        </table:table-row>
        <table:table-row table:style-name="ro2">
          <table:table-cell/>
          <table:table-cell office:value-type="string" calcext:value-type="string">
            <text:p>A7: Genuineness</text:p>
          </table:table-cell>
          <table:table-cell office:value-type="string" calcext:value-type="string">
            <text:p>I lie to get myself out of trouble. (-)</text:p>
            <text:p>I respect authority.</text:p>
            <text:p>I try to fool others. (-)</text:p>
            <text:p>I find it easy to manipulate others. (-)</text:p>
            <text:p>I use flattery to get ahead. (-)</text:p>
          </table:table-cell>
        </table:table-row>
        <table:table-row table:style-name="ro3">
          <table:table-cell/>
          <table:table-cell office:value-type="string" calcext:value-type="string">
            <text:p>A8: Altruism</text:p>
          </table:table-cell>
          <table:table-cell office:value-type="string" calcext:value-type="string">
            <text:p>I think of others first.</text:p>
            <text:p>I let other people take the credit for my work.</text:p>
            <text:p>I try to respond with understanding when someone treats me badly.</text:p>
            <text:p>I return extra change when a cashier makes a mistake.</text:p>
          </table:table-cell>
        </table:table-row>
        <table:table-row table:style-name="ro2">
          <table:table-cell office:value-type="string" calcext:value-type="string">
            <text:p>Conscientiousness</text:p>
          </table:table-cell>
          <table:table-cell office:value-type="string" calcext:value-type="string">
            <text:p>C1: Dominance</text:p>
          </table:table-cell>
          <table:table-cell office:value-type="string" calcext:value-type="string">
            <text:p>I want to be in charge.</text:p>
            <text:p>I try to lead others.</text:p>
            <text:p>I demand perfection in others.</text:p>
            <text:p>I resist authority.</text:p>
            <text:p>I try to outdo others.</text:p>
          </table:table-cell>
        </table:table-row>
        <table:table-row table:style-name="ro2">
          <table:table-cell/>
          <table:table-cell office:value-type="string" calcext:value-type="string">
            <text:p>C2: Persistence</text:p>
          </table:table-cell>
          <table:table-cell office:value-type="string" calcext:value-type="string">
            <text:p>I give up easily. (-)</text:p>
            <text:p>I never give up.</text:p>
            <text:p>I am easily discouraged. (-)</text:p>
            <text:p>I like to take my time. (-)</text:p>
            <text:p>My interests change quickly. (-)</text:p>
          </table:table-cell>
        </table:table-row>
        <table:table-row table:style-name="ro2">
          <table:table-cell/>
          <table:table-cell office:value-type="string" calcext:value-type="string">
            <text:p>C3: Self-discipline</text:p>
          </table:table-cell>
          <table:table-cell office:value-type="string" calcext:value-type="string">
            <text:p>I am easily talked into doing silly things. (-)</text:p>
            <text:p>I rush into things. (-)</text:p>
            <text:p>I act impulsively when something is bothering me. (-)</text:p>
            <text:p>I am easily distracted. (-)</text:p>
            <text:p>I say inappropriate things. (-)</text:p>
          </table:table-cell>
        </table:table-row>
        <table:table-row table:style-name="ro2">
          <table:table-cell/>
          <table:table-cell office:value-type="string" calcext:value-type="string">
            <text:p>C4: Task planning</text:p>
          </table:table-cell>
          <table:table-cell office:value-type="string" calcext:value-type="string">
            <text:p>I do things according to a plan.</text:p>
            <text:p>I follow a schedule.</text:p>
            <text:p>I make plans and stick to them.</text:p>
            <text:p>I want things to proceed according to plan.</text:p>
            <text:p>I am always prepared.</text:p>
          </table:table-cell>
        </table:table-row>
        <table:table-row table:style-name="ro2">
          <table:table-cell/>
          <table:table-cell office:value-type="string" calcext:value-type="string">
            <text:p>C5: Goal orientation</text:p>
          </table:table-cell>
          <table:table-cell office:value-type="string" calcext:value-type="string">
            <text:p>I accomplish a lot of work.</text:p>
            <text:p>I work hard.</text:p>
            <text:p>I put little time and effort into my work. (-)</text:p>
            <text:p>I am a goal-oriented person.</text:p>
            <text:p>I carry out my plans.</text:p>
          </table:table-cell>
        </table:table-row>
        <table:table-row table:style-name="ro2">
          <table:table-cell/>
          <table:table-cell office:value-type="string" calcext:value-type="string">
            <text:p>C6: Carefulness</text:p>
          </table:table-cell>
          <table:table-cell office:value-type="string" calcext:value-type="string">
            <text:p>I choose my words with care.</text:p>
            <text:p>I look at the facts.</text:p>
            <text:p>I make careful choices.</text:p>
            <text:p>I avoid mistakes.</text:p>
            <text:p>I take precautions.</text:p>
          </table:table-cell>
        </table:table-row>
        <table:table-row table:style-name="ro2">
          <table:table-cell/>
          <table:table-cell office:value-type="string" calcext:value-type="string">
            <text:p>C7: Orderliness</text:p>
          </table:table-cell>
          <table:table-cell office:value-type="string" calcext:value-type="string">
            <text:p>I leave a mess in my room. (-)</text:p>
            <text:p>I often forget to put things back in their proper place. (-)</text:p>
            <text:p>I am continually losing things. (-)</text:p>
            <text:p>I can never find anything. (-)</text:p>
            <text:p>I make a mess of things. (-)</text:p>
          </table:table-cell>
        </table:table-row>
        <table:table-row table:style-name="ro2">
          <table:table-cell/>
          <table:table-cell office:value-type="string" calcext:value-type="string">
            <text:p>C8: Wish to work to capacity</text:p>
          </table:table-cell>
          <table:table-cell office:value-type="string" calcext:value-type="string">
            <text:p>I work too much.</text:p>
            <text:p>I have extra time on my hands. (-)</text:p>
            <text:p>I am always busy.</text:p>
            <text:p>I have too many things to do.</text:p>
            <text:p>I am exacting in my work.</text:p>
          </table:table-cell>
        </table:table-row>
        <table:table-row table:style-name="ro2">
          <table:table-cell/>
          <table:table-cell office:value-type="string" calcext:value-type="string">
            <text:p>C9: Productivity</text:p>
          </table:table-cell>
          <table:table-cell office:value-type="string" calcext:value-type="string">
            <text:p>I can manage many things at the same time.</text:p>
            <text:p>I start tasks right away.</text:p>
            <text:p>I can`t wait to get started on a project.</text:p>
            <text:p>I finish tasks quickly.</text:p>
            <text:p>I stop when work becomes too difficult.</text:p>
          </table:table-cell>
        </table:table-row>
        <table:table-row table:style-name="ro2">
          <table:table-cell office:value-type="string" calcext:value-type="string">
            <text:p>Extraversion</text:p>
          </table:table-cell>
          <table:table-cell office:value-type="string" calcext:value-type="string">
            <text:p>E1: Sociability</text:p>
          </table:table-cell>
          <table:table-cell office:value-type="string" calcext:value-type="string">
            <text:p>I am quiet around strangers. (-)</text:p>
            <text:p>I start conversations.</text:p>
            <text:p>I feel comfortable only with friends. (-)</text:p>
            <text:p>I feel comfortable around people.</text:p>
            <text:p>I have difficulty showing affection. (-)</text:p>
          </table:table-cell>
        </table:table-row>
        <table:table-row table:style-name="ro2">
          <table:table-cell/>
          <table:table-cell office:value-type="string" calcext:value-type="string">
            <text:p>E2: Readiness to take risks</text:p>
          </table:table-cell>
          <table:table-cell office:value-type="string" calcext:value-type="string">
            <text:p>I seek danger.</text:p>
            <text:p>I enjoy being reckless.</text:p>
            <text:p>I avoid dangerous situations. (-)</text:p>
            <text:p>I act wild and crazy.</text:p>
            <text:p>I like loud music.</text:p>
          </table:table-cell>
        </table:table-row>
        <table:table-row table:style-name="ro2">
          <table:table-cell/>
          <table:table-cell office:value-type="string" calcext:value-type="string">
            <text:p>E3: Wish for affiliation</text:p>
          </table:table-cell>
          <table:table-cell office:value-type="string" calcext:value-type="string">
            <text:p>I prefer to be alone. (-)</text:p>
            <text:p>I enjoy spending time by myself. (-)</text:p>
            <text:p>I enjoy silence. (-)</text:p>
            <text:p>I feel isolated from other people. (-)</text:p>
            <text:p>I hold back my opinions. (-)</text:p>
          </table:table-cell>
        </table:table-row>
        <table:table-row table:style-name="ro2">
          <table:table-cell/>
          <table:table-cell office:value-type="string" calcext:value-type="string">
            <text:p>E4: Positive attitude</text:p>
          </table:table-cell>
          <table:table-cell office:value-type="string" calcext:value-type="string">
            <text:p>I look forward to each new day.</text:p>
            <text:p>I look at the bright side of life.</text:p>
            <text:p>I love life.</text:p>
            <text:p>I laugh a lot.</text:p>
            <text:p>I feel lucky most of the time.</text:p>
          </table:table-cell>
        </table:table-row>
        <table:table-row table:style-name="ro2">
          <table:table-cell/>
          <table:table-cell office:value-type="string" calcext:value-type="string">
            <text:p>E5: Forcefulness</text:p>
          </table:table-cell>
          <table:table-cell office:value-type="string" calcext:value-type="string">
            <text:p>I automatically take charge.</text:p>
            <text:p>I do most of the talking.</text:p>
            <text:p>I know how to convince others.</text:p>
            <text:p>I like having authority over others.</text:p>
            <text:p>I challenge others’ points of view.</text:p>
          </table:table-cell>
        </table:table-row>
        <table:table-row table:style-name="ro2">
          <table:table-cell/>
          <table:table-cell office:value-type="string" calcext:value-type="string">
            <text:p>E6: Communicativeness</text:p>
          </table:table-cell>
          <table:table-cell office:value-type="string" calcext:value-type="string">
            <text:p>I talk a lot.</text:p>
            <text:p>I like talking about myself.</text:p>
            <text:p>I easily share my feelings with others.</text:p>
            <text:p>I love to chat.</text:p>
            <text:p>I disclose my intimate thoughts.</text:p>
          </table:table-cell>
        </table:table-row>
        <table:table-row table:style-name="ro2">
          <table:table-cell/>
          <table:table-cell office:value-type="string" calcext:value-type="string">
            <text:p>E7: Humor</text:p>
          </table:table-cell>
          <table:table-cell office:value-type="string" calcext:value-type="string">
            <text:p>I am known for my sense of humor.</text:p>
            <text:p>I try to add some humor to whatever I do.</text:p>
            <text:p>I like to amuse others.</text:p>
            <text:p>I try to tease my friends out of their gloomy moods.</text:p>
            <text:p>I amuse myself easily.</text:p>
          </table:table-cell>
        </table:table-row>
        <table:table-row table:style-name="ro2">
          <table:table-cell/>
          <table:table-cell office:value-type="string" calcext:value-type="string">
            <text:p>E8: Conviviality</text:p>
          </table:table-cell>
          <table:table-cell office:value-type="string" calcext:value-type="string">
            <text:p>I enjoy being part of a group.</text:p>
            <text:p>I enjoy teamwork.</text:p>
            <text:p>I am good at planning group activities.</text:p>
            <text:p>I would enjoy a lot of social interaction.</text:p>
            <text:p>I am good at getting people to like me.</text:p>
          </table:table-cell>
        </table:table-row>
        <table:table-row table:style-name="ro4">
          <table:table-cell/>
          <table:table-cell office:value-type="string" calcext:value-type="string">
            <text:p>E9: Energy</text:p>
          </table:table-cell>
          <table:table-cell office:value-type="string" calcext:value-type="string">
            <text:p>I maintain high energy throughout the day.</text:p>
            <text:p>I tire out quickly. (-)</text:p>
            <text:p>I am usually active and full of energy.</text:p>
          </table:table-cell>
        </table:table-row>
        <table:table-row table:style-name="ro2">
          <table:table-cell office:value-type="string" calcext:value-type="string">
            <text:p>Neuroticism</text:p>
          </table:table-cell>
          <table:table-cell office:value-type="string" calcext:value-type="string">
            <text:p>N1: Equanimity</text:p>
          </table:table-cell>
          <table:table-cell office:value-type="string" calcext:value-type="string">
            <text:p>I get angry easily. (-)</text:p>
            <text:p>I snap at people. (-)</text:p>
            <text:p>I get annoyed at the slightest provocation. (-)</text:p>
            <text:p>I shout or scream when I'm angry. (-)</text:p>
            <text:p>I get upset if others change the way that I have arranged things. (-)</text:p>
          </table:table-cell>
        </table:table-row>
        <table:table-row table:style-name="ro2">
          <table:table-cell/>
          <table:table-cell office:value-type="string" calcext:value-type="string">
            <text:p>N2: Confidence</text:p>
          </table:table-cell>
          <table:table-cell office:value-type="string" calcext:value-type="string">
            <text:p>I feel sad. (-)</text:p>
            <text:p>I think my life is a failure. (-)</text:p>
            <text:p>I have a dark outlook on the future. (-)</text:p>
            <text:p>I feel lonely. (-)</text:p>
            <text:p>I feel desperate. (-)</text:p>
          </table:table-cell>
        </table:table-row>
        <table:table-row table:style-name="ro2">
          <table:table-cell/>
          <table:table-cell office:value-type="string" calcext:value-type="string">
            <text:p>N3: Carefreeness</text:p>
          </table:table-cell>
          <table:table-cell office:value-type="string" calcext:value-type="string">
            <text:p>I worry a lot. (-)</text:p>
            <text:p>I often feel tense. (-)</text:p>
            <text:p>I am filled with doubts about things. (-)</text:p>
            <text:p>I worry about what people think of me. (-)</text:p>
            <text:p>I feel fearful. (-)</text:p>
          </table:table-cell>
        </table:table-row>
        <table:table-row table:style-name="ro2">
          <table:table-cell/>
          <table:table-cell office:value-type="string" calcext:value-type="string">
            <text:p>N4: Mental balance</text:p>
          </table:table-cell>
          <table:table-cell office:value-type="string" calcext:value-type="string">
            <text:p>I remain calm under pressure.</text:p>
            <text:p>I can handle stress well.</text:p>
            <text:p>I face danger confidently.</text:p>
            <text:p>I readily overcome setbacks.</text:p>
            <text:p>I adapt easily to new situations.</text:p>
          </table:table-cell>
        </table:table-row>
        <table:table-row table:style-name="ro2">
          <table:table-cell/>
          <table:table-cell office:value-type="string" calcext:value-type="string">
            <text:p>N5: Drive</text:p>
          </table:table-cell>
          <table:table-cell office:value-type="string" calcext:value-type="string">
            <text:p>I feel it hard to get going. (-)</text:p>
            <text:p>I hardly know where my life is going. (-)</text:p>
            <text:p>I give up easily. (-)</text:p>
            <text:p>I let others discourage me. (-)</text:p>
            <text:p>I never spend more than I can afford. (-)</text:p>
          </table:table-cell>
        </table:table-row>
        <table:table-row table:style-name="ro2">
          <table:table-cell/>
          <table:table-cell office:value-type="string" calcext:value-type="string">
            <text:p>N6: Emotional robustness</text:p>
          </table:table-cell>
          <table:table-cell office:value-type="string" calcext:value-type="string">
            <text:p>I cry easily. (-)</text:p>
            <text:p>I get overwhelmed by emotions. (-)</text:p>
            <text:p>I need protection. (-)</text:p>
            <text:p>I am easily hurt. (-)</text:p>
            <text:p>I immediately feel sad when hearing of an unhappy event. (-)</text:p>
          </table:table-cell>
        </table:table-row>
        <table:table-row table:style-name="ro4">
          <table:table-cell/>
          <table:table-cell office:value-type="string" calcext:value-type="string">
            <text:p>N7: Self-attention</text:p>
          </table:table-cell>
          <table:table-cell office:value-type="string" calcext:value-type="string">
            <text:p>I need the approval of others. (-)</text:p>
            <text:p>I am preoccupied with myself. (-)</text:p>
            <text:p>I feel threatened easily. (-)</text:p>
          </table:table-cell>
        </table:table-row>
        <table:table-row table:style-name="ro2">
          <table:table-cell office:value-type="string" calcext:value-type="string">
            <text:p>Openness to experience</text:p>
          </table:table-cell>
          <table:table-cell office:value-type="string" calcext:value-type="string">
            <text:p>O1: Creativity</text:p>
          </table:table-cell>
          <table:table-cell office:value-type="string" calcext:value-type="string">
            <text:p>I do unexpected things.</text:p>
            <text:p>I know that my ideas sometimes surprise people.</text:p>
            <text:p>I pride myself on being original.</text:p>
            <text:p>I ask questions that nobody else does.</text:p>
            <text:p>I love to think up new ways of doing things.</text:p>
          </table:table-cell>
        </table:table-row>
        <table:table-row table:style-name="ro2">
          <table:table-cell/>
          <table:table-cell office:value-type="string" calcext:value-type="string">
            <text:p>O2: Wish for variety</text:p>
          </table:table-cell>
          <table:table-cell office:value-type="string" calcext:value-type="string">
            <text:p>I like to visit new places.</text:p>
            <text:p>I like to travel.</text:p>
            <text:p>I am excited by many different activities.</text:p>
            <text:p>I have been creative during the last year.</text:p>
            <text:p>I like concerts.</text:p>
          </table:table-cell>
        </table:table-row>
        <table:table-row table:style-name="ro2">
          <table:table-cell/>
          <table:table-cell office:value-type="string" calcext:value-type="string">
            <text:p>O3: Open-mindedness</text:p>
          </table:table-cell>
          <table:table-cell office:value-type="string" calcext:value-type="string">
            <text:p>I am valued by my friends for my good judgment.</text:p>
            <text:p>I am valued by others for my objectivity.</text:p>
            <text:p>I know how to apply my knowledge.</text:p>
            <text:p>I can see different points of view.</text:p>
            <text:p>I come up with alternatives.</text:p>
          </table:table-cell>
        </table:table-row>
        <table:table-row table:style-name="ro2">
          <table:table-cell/>
          <table:table-cell office:value-type="string" calcext:value-type="string">
            <text:p>O4: Interest in reading</text:p>
          </table:table-cell>
          <table:table-cell office:value-type="string" calcext:value-type="string">
            <text:p>I read a lot.</text:p>
            <text:p>I like to read.</text:p>
            <text:p>I enjoy discussing books with others.</text:p>
            <text:p>I have read the great literary classics.</text:p>
            <text:p>I enjoy reading nonfiction.</text:p>
          </table:table-cell>
        </table:table-row>
        <table:table-row table:style-name="ro2">
          <table:table-cell/>
          <table:table-cell office:value-type="string" calcext:value-type="string">
            <text:p>O5: Artistic interests</text:p>
          </table:table-cell>
          <table:table-cell office:value-type="string" calcext:value-type="string">
            <text:p>I appreciate all forms of art.</text:p>
            <text:p>I like art.</text:p>
            <text:p>I like poetry.</text:p>
            <text:p>I seldom notice the emotional aspects of paintings and pictures. (-)</text:p>
            <text:p>I like to visit museums.</text:p>
          </table:table-cell>
        </table:table-row>
        <table:table-row table:style-name="ro2">
          <table:table-cell/>
          <table:table-cell office:value-type="string" calcext:value-type="string">
            <text:p>O6: Wish to analyze</text:p>
          </table:table-cell>
          <table:table-cell office:value-type="string" calcext:value-type="string">
            <text:p>I tend to analyze things.</text:p>
            <text:p>I like to speculate about things.</text:p>
            <text:p>I seek explanations of things.</text:p>
            <text:p>I love to reflect on things.</text:p>
            <text:p>I try to understand myself.</text:p>
          </table:table-cell>
        </table:table-row>
        <table:table-row table:style-name="ro2">
          <table:table-cell/>
          <table:table-cell office:value-type="string" calcext:value-type="string">
            <text:p>O7: Willingness to learn</text:p>
          </table:table-cell>
          <table:table-cell office:value-type="string" calcext:value-type="string">
            <text:p>I want to increase my knowledge.</text:p>
            <text:p>I look forward to the opportunity to learn and grow.</text:p>
            <text:p>I find the world a very interesting place.</text:p>
            <text:p>I dislike learning. (-)</text:p>
            <text:p>I am thrilled when I learn something new.</text:p>
          </table:table-cell>
        </table:table-row>
        <table:table-row table:style-name="ro3">
          <table:table-cell/>
          <table:table-cell office:value-type="string" calcext:value-type="string">
            <text:p>O8: Sensitivity</text:p>
          </table:table-cell>
          <table:table-cell office:value-type="string" calcext:value-type="string">
            <text:p>I am open about my feelings.</text:p>
            <text:p>I rarely notice my emotional reactions. (-)</text:p>
            <text:p>I find it hard to understand why people get emotional. (-)</text:p>
            <text:p>I am open about myself to others.</text:p>
          </table:table-cell>
        </table:table-row>
        <table:table-row table:style-name="ro4">
          <table:table-cell/>
          <table:table-cell office:value-type="string" calcext:value-type="string">
            <text:p>O9: Intellect</text:p>
          </table:table-cell>
          <table:table-cell office:value-type="string" calcext:value-type="string">
            <text:p>I learn quickly.</text:p>
            <text:p>I am quick to understand things.</text:p>
            <text:p>I can handle a lot of informati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01:15:44.326079108</meta:creation-date>
    <dc:date>2018-07-07T01:17:07.391870811</dc:date>
    <meta:editing-duration>PT1M25S</meta:editing-duration>
    <meta:editing-cycles>1</meta:editing-cycles>
    <meta:document-statistic meta:table-count="1" meta:cell-count="92" meta:object-count="0"/>
    <meta:generator>LibreOffice/6.0.5.2$Linux_X86_64 LibreOffice_project/00m0$Build-2</meta:generator>
  </office:meta>
</office:document-meta>
</file>